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6pt" fo:language="zxx" fo:country="none" fo:font-weight="bold" officeooo:rsid="0021588f" officeooo:paragraph-rsid="0021588f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font-size="16pt" fo:language="zxx" fo:country="none" fo:font-weight="bold" officeooo:rsid="0021588f" officeooo:paragraph-rsid="0021588f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6pt" fo:language="zxx" fo:country="none" fo:font-weight="bold" officeooo:rsid="00222268" officeooo:paragraph-rsid="00222268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6pt" fo:language="zxx" fo:country="none" fo:font-weight="bold" officeooo:rsid="0023ef39" officeooo:paragraph-rsid="0023ef39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font-size="18pt" fo:language="zxx" fo:country="none" fo:font-weight="bold" officeooo:rsid="00222268" officeooo:paragraph-rsid="00222268" fo:background-color="#ffff9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24ab27"/>
    </style:style>
    <style:style style:name="P7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bold" officeooo:rsid="0023e600" officeooo:paragraph-rsid="0023e600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bold" officeooo:rsid="0023ef39" officeooo:paragraph-rsid="0023ef39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Text_20_body">
      <style:text-properties officeooo:paragraph-rsid="0024ab27"/>
    </style:style>
    <style:style style:name="P10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3ef39" officeooo:paragraph-rsid="0023ef3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4ab27" officeooo:paragraph-rsid="0024ab27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24ab27" officeooo:paragraph-rsid="0024ab27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2548ef" officeooo:paragraph-rsid="002548ef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Liberation Serif" fo:font-size="16pt" fo:language="zxx" fo:country="none" fo:font-weight="bold" officeooo:rsid="0024ab27" officeooo:paragraph-rsid="0024ab27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4ab27" officeooo:paragraph-rsid="0024ab27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3ef39" officeooo:paragraph-rsid="0023ef3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3ef39" officeooo:paragraph-rsid="0023e600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3e600" officeooo:paragraph-rsid="0023e600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3ef39" officeooo:paragraph-rsid="0023ef3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22268" officeooo:paragraph-rsid="00222268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22268" officeooo:paragraph-rsid="0027b20a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7b20a" officeooo:paragraph-rsid="0027b20a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3e600" officeooo:paragraph-rsid="0023e600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6pt" fo:language="zxx" fo:country="none" fo:font-weight="normal" officeooo:rsid="00222268" officeooo:paragraph-rsid="00222268" fo:background-color="#ffffff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language="zxx" fo:country="none" officeooo:paragraph-rsid="0024ab27" style:language-asian="zxx" style:country-asian="none" style:language-complex="zxx" style:country-complex="none"/>
    </style:style>
    <style:style style:name="P2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Text_20_body">
      <style:text-properties fo:language="zxx" fo:country="none" officeooo:paragraph-rsid="0024ab27" style:language-asian="zxx" style:country-asian="none" style:language-complex="zxx" style:country-complex="none"/>
    </style:style>
    <style:style style:name="P30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2pt" fo:language="zxx" fo:country="none" fo:font-weight="normal" officeooo:rsid="0023ef39" officeooo:paragraph-rsid="0023ef3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0pt" fo:language="zxx" fo:country="none" fo:font-weight="normal" officeooo:rsid="0024ab27" officeooo:paragraph-rsid="0024ab27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Text_20_body" style:list-style-name="L1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Preformatted_20_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4" style:family="paragraph" style:parent-style-name="Preformatted_20_Text">
      <style:text-properties fo:font-size="10pt" fo:language="zxx" fo:country="none" officeooo:rsid="0030d727" officeooo:paragraph-rsid="0030d727" style:font-size-asian="10pt" style:language-asian="zxx" style:country-asian="none" style:font-size-complex="10pt" style:language-complex="zxx" style:country-complex="none"/>
    </style:style>
    <style:style style:name="P35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269c5a" officeooo:paragraph-rsid="00269c5a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7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358f6" officeooo:paragraph-rsid="003358f6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8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3d196" officeooo:paragraph-rsid="0033d196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9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47753" officeooo:paragraph-rsid="00347753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0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50db3" officeooo:paragraph-rsid="00350db3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1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normal" officeooo:rsid="00347753" officeooo:paragraph-rsid="0034775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normal" officeooo:rsid="00350db3" officeooo:paragraph-rsid="00350db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222268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24ab27" style:language-asian="zxx" style:country-asian="none" style:language-complex="zxx" style:country-complex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c819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ef39" style:font-weight-asian="normal" style:font-weight-complex="normal"/>
    </style:style>
    <style:style style:name="T8" style:family="text">
      <style:text-properties fo:font-weight="normal" officeooo:rsid="002548ef" style:font-weight-asian="normal" style:font-weight-complex="normal"/>
    </style:style>
    <style:style style:name="T9" style:family="text">
      <style:text-properties fo:font-weight="normal" officeooo:rsid="0027b20a" style:font-weight-asian="normal" style:font-weight-complex="normal"/>
    </style:style>
    <style:style style:name="T10" style:family="text">
      <style:text-properties fo:font-weight="normal" officeooo:rsid="002ad3b4" style:font-weight-asian="normal" style:font-weight-complex="normal"/>
    </style:style>
    <style:style style:name="T11" style:family="text">
      <style:text-properties fo:font-weight="normal" officeooo:rsid="002d8c84" style:font-weight-asian="normal" style:font-weight-complex="normal"/>
    </style:style>
    <style:style style:name="T12" style:family="text">
      <style:text-properties fo:font-weight="normal" officeooo:rsid="0030d727" style:font-weight-asian="normal" style:font-weight-complex="normal"/>
    </style:style>
    <style:style style:name="T13" style:family="text">
      <style:text-properties fo:font-weight="normal" officeooo:rsid="00269c5a" style:font-weight-asian="normal" style:font-weight-complex="normal"/>
    </style:style>
    <style:style style:name="T14" style:family="text">
      <style:text-properties officeooo:rsid="0023ef39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7b20a" style:font-size-asian="12pt" style:font-size-complex="12pt"/>
    </style:style>
    <style:style style:name="T17" style:family="text">
      <style:text-properties fo:font-size="12pt" fo:font-weight="bold" officeooo:rsid="0024ab27" fo:background-color="#ffffff" loext:char-shading-value="0" style:font-size-asian="12pt" style:font-weight-asian="bold" style:font-size-complex="12pt" style:font-weight-complex="bold"/>
    </style:style>
    <style:style style:name="T18" style:family="text">
      <style:text-properties fo:font-size="12pt" fo:font-weight="normal" officeooo:rsid="0024ab27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31785c" style:font-size-asian="10pt" style:font-size-complex="10pt"/>
    </style:style>
    <style:style style:name="T21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font-size="10pt" fo:language="zxx" fo:country="none" officeooo:rsid="0031785c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font-size="10pt" fo:font-weight="normal" officeooo:rsid="0024ab27" fo:background-color="#ffffff" loext:char-shading-value="0" style:font-size-asian="10pt" style:font-weight-asian="normal" style:font-size-complex="10pt" style:font-weight-complex="normal"/>
    </style:style>
    <style:style style:name="T24" style:family="text">
      <style:text-properties officeooo:rsid="0024ab27"/>
    </style:style>
    <style:style style:name="T25" style:family="text">
      <style:text-properties officeooo:rsid="002a8d40"/>
    </style:style>
    <style:style style:name="T26" style:family="text">
      <style:text-properties officeooo:rsid="0030d727"/>
    </style:style>
    <style:style style:name="T2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Understanding Package Declarations and Imports</text:p>
      <text:p text:style-name="P37"><text:span text:style-name="T6">HINTS:</text:span></text:p>
      <text:p text:style-name="P37"><text:span text:style-name="T6">- The Exam will not try to trick you giving invalid package names;</text:span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8">Creating Objects</text:p>
      <text:p text:style-name="P41">HINTS:</text:p>
      <text:p text:style-name="P41">- A object is created with the <text:span text:style-name="T27">keyword</text:span> <text:span text:style-name="T4">new</text:span>;</text:p>
      <text:p text:style-name="P41">- A constructor it's used to initialize fields, and to do any other instruction at object creation;</text:p>
      <text:p text:style-name="P41"/>
      <text:p text:style-name="P41"/>
      <text:p text:style-name="P39">Instance Initializer Blocks</text:p>
      <text:p text:style-name="P41">Blocks of code <text:span text:style-name="T4">{} </text:span>that are outside of a method.</text:p>
      <text:p text:style-name="P41"/>
      <text:p text:style-name="P41"/>
      <text:p text:style-name="P39">Order of Initialization</text:p>
      <text:p text:style-name="P41">- <text:span text:style-name="T4">Fields</text:span> and <text:span text:style-name="T4">instance</text:span> <text:span text:style-name="T4">initializer blocks</text:span> are run in the order in which they appear in the code;</text:p>
      <text:p text:style-name="P41">- The constructor runs after all <text:span text:style-name="T4">fields </text:span>and <text:span text:style-name="T4">initializer blocks</text:span> have run;</text:p>
      <text:p text:style-name="P41"/>
      <text:p text:style-name="P41"/>
      <text:p text:style-name="P40">Distinguishing Between Object References and Primitives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21:16:49.695066818</meta:creation-date>
    <dc:date>2017-10-03T00:43:08.946377142</dc:date>
    <meta:editing-duration>PT44M5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0" meta:character-count="601" meta:non-whitespace-character-count="514"/>
  </office:meta>
</office:document-meta>
</file>